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6000003E73DAA3D131A0370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26cm" svg:height="25.939cm" svg:x="3.031cm" svg:y="1cm">
          <draw:image xlink:href="Pictures/1000000000000256000003E73DAA3D131A03705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1.5.2$Linux_X86_64 LibreOffice_project/10$Build-2</meta:generator>
  </office:meta>
</office:document-meta>
</file>